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Operating Cash Flow to Total Assets">
            <text:p>Operating Cash Flow to Total Assets</text:p>
          </table:table-cell>
          <table:table-cell office:value-type="string" office:value="10%">
            <text:p>10%</text:p>
          </table:table-cell>
          <table:table-cell office:value-type="string" office:value="11%">
            <text:p>11%</text:p>
          </table:table-cell>
          <table:table-cell office:value-type="string" office:value="21%">
            <text:p>21%</text:p>
          </table:table-cell>
          <table:table-cell office:value-type="string" office:value="17%">
            <text:p>17%</text:p>
          </table:table-cell>
          <table:table-cell office:value-type="string" office:value="19%">
            <text:p>19%</text:p>
          </table:table-cell>
          <table:table-cell office:value-type="string" office:value="14%">
            <text:p>14%</text:p>
          </table:table-cell>
          <table:table-cell office:value-type="string" office:value="20%">
            <text:p>20%</text:p>
          </table:table-cell>
          <table:table-cell office:value-type="string" office:value="18%">
            <text:p>18%</text:p>
          </table:table-cell>
          <table:table-cell office:value-type="string" office:value="13%">
            <text:p>13%</text:p>
          </table:table-cell>
          <table:table-cell office:value-type="string" office:value="14%">
            <text:p>14%</text:p>
          </table:table-cell>
        </table:table-row>
        <table:table-row>
          <table:table-cell table:style-name="pd1" office:value-type="string" office:value="Operating Cash Flow to Sales">
            <text:p>Operating Cash Flow to Sales</text:p>
          </table:table-cell>
          <table:table-cell office:value-type="string" office:value="9%">
            <text:p>9%</text:p>
          </table:table-cell>
          <table:table-cell office:value-type="string" office:value="10%">
            <text:p>10%</text:p>
          </table:table-cell>
          <table:table-cell office:value-type="string" office:value="17%">
            <text:p>17%</text:p>
          </table:table-cell>
          <table:table-cell office:value-type="string" office:value="14%">
            <text:p>14%</text:p>
          </table:table-cell>
          <table:table-cell office:value-type="string" office:value="13%">
            <text:p>13%</text:p>
          </table:table-cell>
          <table:table-cell office:value-type="string" office:value="10%">
            <text:p>10%</text:p>
          </table:table-cell>
          <table:table-cell office:value-type="string" office:value="12%">
            <text:p>12%</text:p>
          </table:table-cell>
          <table:table-cell office:value-type="string" office:value="11%">
            <text:p>11%</text:p>
          </table:table-cell>
          <table:table-cell office:value-type="string" office:value="8%">
            <text:p>8%</text:p>
          </table:table-cell>
          <table:table-cell office:value-type="string" office:value="7%">
            <text:p>7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